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.0417in" loext:contextual-spacing="false" fo:line-height="100%"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paragraph-rsid="00263552" style:font-size-asian="10pt" style:font-size-complex="10pt"/>
    </style:style>
    <style:style style:name="P3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10pt" officeooo:paragraph-rsid="00295474" style:font-size-asian="10pt" style:font-size-complex="10pt"/>
    </style:style>
    <style:style style:name="P4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rsid="0024fbcd" officeooo:paragraph-rsid="0024fbcd" style:font-size-asian="10pt" style:font-size-complex="10pt"/>
    </style:style>
    <style:style style:name="P5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rsid="0024fbcd" officeooo:paragraph-rsid="00263552" style:font-size-asian="10pt" style:font-size-complex="10pt"/>
    </style:style>
    <style:style style:name="P6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10pt" fo:font-weight="bold" officeooo:rsid="001f6095" officeooo:paragraph-rsid="001f6095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top="0in" fo:margin-bottom="0.0417in" loext:contextual-spacing="false" fo:line-height="100%" fo:text-align="center" style:justify-single-word="false"/>
      <style:text-properties style:font-name="Arial" fo:font-size="10pt" fo:font-weight="bold" officeooo:rsid="00263552" officeooo:paragraph-rsid="001faba7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normal" officeooo:rsid="001f6095" officeooo:paragraph-rsid="001dccc7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in" fo:margin-bottom="0.0417in" loext:contextual-spacing="false" fo:line-height="100%" fo:text-align="end" style:justify-single-word="false"/>
      <style:text-properties style:font-name="Arial" fo:font-size="8pt" fo:font-weight="bold" officeooo:rsid="0030582b" officeooo:paragraph-rsid="002cdb26" style:font-size-asian="8pt" style:font-weight-asian="bold" style:font-size-complex="8pt" style:font-weight-complex="bold"/>
    </style:style>
    <style:style style:name="P10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paragraph-rsid="001faba7" style:font-size-asian="10pt" style:font-size-complex="10pt"/>
    </style:style>
    <style:style style:name="P11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paragraph-rsid="00263552" style:font-size-asian="10pt" style:font-size-complex="10pt"/>
    </style:style>
    <style:style style:name="P12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rsid="002c1167" officeooo:paragraph-rsid="002c1167" style:font-size-asian="10pt" style:font-size-complex="10pt"/>
    </style:style>
    <style:style style:name="P13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normal" officeooo:rsid="001f6095" officeooo:paragraph-rsid="001f6095" style:font-size-asian="10pt" style:font-weight-asian="normal" style:font-size-complex="10pt" style:font-weight-complex="normal"/>
    </style:style>
    <style:style style:name="P14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normal"/>
    </style:style>
    <style:style style:name="P15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16" style:family="paragraph">
      <style:paragraph-properties fo:text-align="center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17" style:family="paragraph">
      <style:paragraph-properties fo:text-align="end"/>
      <style:text-properties style:text-line-through-style="none" style:text-line-through-type="none" style:font-name="Arial" fo:font-size="8pt" fo:font-style="normal" style:text-underline-style="none" fo:font-weight="bold"/>
    </style:style>
    <style:style style:name="T1" style:family="text">
      <style:text-properties officeooo:rsid="00263552"/>
    </style:style>
    <style:style style:name="T2" style:family="text">
      <style:text-properties officeooo:rsid="0024fbcd"/>
    </style:style>
    <style:style style:name="gr1" style:family="graphic">
      <style:graphic-properties fo:border="solid #c0c0c0" style:vertical-pos="from-top" style:horizontal-pos="from-left" style:horizontal-rel="paragraph" draw:wrap-influence-on-position="once-concurrent" style:flow-with-text="false"/>
    </style:style>
    <style:style style:name="gr2" style:family="graphic" style:data-style-name="C10106">
      <style:graphic-properties fo:border="solid #c0c0c0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vertical-pos="from-top" style:horizontal-pos="from-left" style:horizontal-rel="paragraph" draw:wrap-influence-on-position="once-concurrent" style:flow-with-text="true"/>
    </style:style>
    <style:style style:name="gr4" style:family="graphic">
      <style:graphic-properties fo:border="none #c0c0c0" style:vertical-pos="from-top" style:horizontal-pos="from-left" style:horizontal-rel="paragraph" draw:wrap-influence-on-position="once-concurrent" style:flow-with-text="true"/>
    </style:style>
    <style:style style:name="gr5" style:family="graphic">
      <style:graphic-properties fo:border="none #c0c0c0" draw:wrap-influence-on-position="once-concurrent"/>
    </style:style>
    <style:style style:name="gr6" style:family="graphic">
      <style:graphic-properties fo:border="solid #c0c0c0" draw:wrap-influence-on-position="once-concurrent"/>
    </style:style>
    <style:style style:name="gr7" style:family="graphic">
      <style:graphic-properties fo:border="none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8" style:family="graphic">
      <style:graphic-properties fo:border="none #c0c0c0" style:vertical-pos="from-top" style:vertical-rel="page" style:horizontal-pos="from-left" style:horizontal-rel="paragraph" draw:wrap-influence-on-position="once-concurrent" style:flow-with-text="false"/>
    </style:style>
    <number:date-style style:name="C10106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xforms:model id="istanza">
          <xforms:instance id="istanza">
            <instanceData/>
          </xforms:instance>
          <xsd:schema/>
        </xforms:model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birth_locality_0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birth_date_0" form:control-implementation="ooo:com.sun.star.form.component.DateField" xml:id="control2" form:id="control2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nome_cognome_0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0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rent_0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ole_0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locality_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birth_date_1" form:control-implementation="ooo:com.sun.star.form.component.DateField" xml:id="control8" form:id="control8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role_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rent_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e_cognome_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za_2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birth_date_2" form:control-implementation="ooo:com.sun.star.form.component.DateField" xml:id="control14" form:id="control14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role_2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rent_2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e_cognome_2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2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locality_3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birth_date_3" form:control-implementation="ooo:com.sun.star.form.component.DateField" xml:id="control20" form:id="control20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role_3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rent_3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e_cognome_3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3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locality_4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birth_date_4" form:control-implementation="ooo:com.sun.star.form.component.DateField" xml:id="control26" form:id="control26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role_4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rent_4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e_cognome_4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4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ole_5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rent_5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e_cognome_5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ice_istanza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za_0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za_1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za_3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idenza_4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_pages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8" draw:style-name="gr8" draw:text-style-name="P17" svg:width="1.8268in" svg:height="0.2039in" svg:x="5.6555in" svg:y="11.2807in" draw:control="control39"/>
      <text:p text:style-name="P3">ID Istanza <draw:control text:anchor-type="as-char" svg:y="-0.1957in" draw:z-index="33" draw:name="prov_nascita" draw:style-name="gr7" draw:text-style-name="P16" svg:width="1.5724in" svg:height="0.276in" draw:control="control34"/></text:p>
      <text:p text:style-name="P1"/>
      <text:p text:style-name="P6">ALLEGATO <text:span text:style-name="T1">3</text:span></text:p>
      <text:p text:style-name="P7">Famigliari maggiorenni conviventi</text:p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1"><draw:control text:anchor-type="as-char" svg:y="-0.1957in" draw:z-index="5" draw:name="nome" draw:style-name="gr4" draw:text-style-name="P14" svg:width="2.7067in" svg:height="0.276in" draw:control="control6"/></text:span><text:span text:style-name="T1"> di </text:span><text:span text:style-name="T1"><draw:control text:anchor-type="as-char" svg:y="-0.1957in" draw:z-index="4" draw:name="nome" draw:style-name="gr3" draw:text-style-name="P15" svg:width="3.724in" svg:height="0.276in" draw:control="control5"/></text:span></text:p>
            <text:p text:style-name="P2"><text:span text:style-name="T1">Nome e Cognome </text:span><text:span text:style-name="T1"><draw:control text:anchor-type="as-char" svg:y="-0.1957in" draw:z-index="2" draw:name="nome" draw:style-name="gr3" draw:text-style-name="P14" svg:width="5.4504in" svg:height="0.276in" draw:control="control3"/></text:span></text:p>
            <text:p text:style-name="P4">Codice Fiscale <draw:control text:anchor-type="as-char" svg:y="-0.1957in" draw:z-index="3" draw:name="nome" draw:style-name="gr3" draw:text-style-name="P14" svg:width="5.6669in" svg:height="0.276in" draw:control="control4"/></text:p>
            <text:p text:style-name="P10">nato a <text:s/><draw:control text:anchor-type="as-char" svg:y="-0.1957in" draw:z-index="0" draw:name="luogo_nascita" draw:style-name="gr1" draw:text-style-name="P14" svg:width="5.0134in" svg:height="0.276in" draw:control="control1"/> il <draw:control text:anchor-type="as-char" svg:y="-0.1957in" draw:z-index="1" draw:name="data_nascita" draw:style-name="gr2" draw:text-style-name="P14" svg:width="1.0004in" svg:height="0.276in" draw:control="control2"/></text:p>
            <text:p text:style-name="P12">residente a <draw:control text:anchor-type="as-char" svg:y="-0.1957in" draw:z-index="34" draw:name="luogo_nascita" draw:style-name="gr1" draw:text-style-name="P14" svg:width="5.8906in" svg:height="0.276in" draw:control="control35"/></text:p>
          </table:table-cell>
        </table:table-row>
        <table:table-row>
          <table:table-cell table:style-name="Table1.A2" office:value-type="string">
            <text:p text:style-name="P2"><text:span text:style-name="T1"><draw:control text:anchor-type="as-char" svg:y="-0.1957in" draw:z-index="8" draw:name="nome" draw:style-name="gr4" draw:text-style-name="P14" svg:width="2.7067in" svg:height="0.276in" draw:control="control9"/></text:span><text:span text:style-name="T1"> di </text:span><text:span text:style-name="T1"><draw:control text:anchor-type="as-char" svg:y="-0.1957in" draw:z-index="9" draw:name="nome" draw:style-name="gr3" draw:text-style-name="P15" svg:width="3.724in" svg:height="0.276in" draw:control="control10"/></text:span></text:p>
            <text:p text:style-name="P2"><text:span text:style-name="T1">Nome e Cognome </text:span><text:span text:style-name="T1"><draw:control text:anchor-type="as-char" svg:y="-0.1957in" draw:z-index="10" draw:name="nome" draw:style-name="gr3" draw:text-style-name="P14" svg:width="5.4504in" svg:height="0.276in" draw:control="control11"/></text:span></text:p>
            <text:p text:style-name="P5">Codice Fiscale <draw:control text:anchor-type="as-char" svg:y="-0.1957in" draw:z-index="11" draw:name="nome" draw:style-name="gr3" draw:text-style-name="P14" svg:width="5.6669in" svg:height="0.276in" draw:control="control12"/></text:p>
            <text:p text:style-name="P2">nato a <text:s/><draw:control text:anchor-type="as-char" svg:y="-0.1957in" draw:z-index="6" draw:name="luogo_nascita" draw:style-name="gr1" draw:text-style-name="P14" svg:width="5.0134in" svg:height="0.276in" draw:control="control7"/> il <draw:control text:anchor-type="as-char" svg:y="-0.1957in" draw:z-index="7" draw:name="data_nascita" draw:style-name="gr2" draw:text-style-name="P14" svg:width="1.0004in" svg:height="0.276in" draw:control="control8"/></text:p>
            <text:p text:style-name="P12">residente a <draw:control text:anchor-type="as-char" svg:y="-0.1957in" draw:z-index="35" draw:name="luogo_nascita" draw:style-name="gr1" draw:text-style-name="P14" svg:width="5.8906in" svg:height="0.276in" draw:control="control36"/></text:p>
          </table:table-cell>
        </table:table-row>
        <table:table-row>
          <table:table-cell table:style-name="Table1.A2" office:value-type="string">
            <text:p text:style-name="P2"><text:span text:style-name="T1"><draw:control text:anchor-type="as-char" svg:y="-0.1957in" draw:z-index="14" draw:name="nome" draw:style-name="gr4" draw:text-style-name="P14" svg:width="2.7067in" svg:height="0.276in" draw:control="control15"/></text:span><text:span text:style-name="T1"> di </text:span><text:span text:style-name="T1"><draw:control text:anchor-type="as-char" svg:y="-0.1957in" draw:z-index="15" draw:name="nome" draw:style-name="gr3" draw:text-style-name="P15" svg:width="3.724in" svg:height="0.276in" draw:control="control16"/></text:span></text:p>
            <text:p text:style-name="P2"><text:span text:style-name="T1">Nome e Cognome </text:span><text:span text:style-name="T1"><draw:control text:anchor-type="as-char" svg:y="-0.1957in" draw:z-index="16" draw:name="nome" draw:style-name="gr3" draw:text-style-name="P14" svg:width="5.4504in" svg:height="0.276in" draw:control="control17"/></text:span></text:p>
            <text:p text:style-name="P5">Codice Fiscale <draw:control text:anchor-type="as-char" svg:y="-0.1957in" draw:z-index="17" draw:name="nome" draw:style-name="gr3" draw:text-style-name="P14" svg:width="5.6669in" svg:height="0.276in" draw:control="control18"/></text:p>
            <text:p text:style-name="P2">nato a <text:s/><draw:control text:anchor-type="as-char" svg:y="-0.1957in" draw:z-index="12" draw:name="luogo_nascita" draw:style-name="gr1" draw:text-style-name="P14" svg:width="4.9831in" svg:height="0.276in" draw:control="control13"/> il <draw:control text:anchor-type="as-char" svg:y="-0.1957in" draw:z-index="13" draw:name="data_nascita" draw:style-name="gr2" draw:text-style-name="P14" svg:width="1.0307in" svg:height="0.276in" draw:control="control14"/></text:p>
          </table:table-cell>
        </table:table-row>
        <table:table-row>
          <table:table-cell table:style-name="Table1.A2" office:value-type="string">
            <text:p text:style-name="P2"><text:span text:style-name="T1"><draw:control text:anchor-type="as-char" svg:y="-0.1957in" draw:z-index="20" draw:name="nome" draw:style-name="gr4" draw:text-style-name="P14" svg:width="2.7067in" svg:height="0.276in" draw:control="control21"/></text:span><text:span text:style-name="T1"> di </text:span><text:span text:style-name="T1"><draw:control text:anchor-type="as-char" svg:y="-0.1957in" draw:z-index="21" draw:name="nome" draw:style-name="gr3" draw:text-style-name="P15" svg:width="3.724in" svg:height="0.276in" draw:control="control22"/></text:span></text:p>
            <text:p text:style-name="P2"><text:span text:style-name="T1">Nome e Cognome </text:span><text:span text:style-name="T1"><draw:control text:anchor-type="as-char" svg:y="-0.1957in" draw:z-index="22" draw:name="nome" draw:style-name="gr3" draw:text-style-name="P14" svg:width="5.4504in" svg:height="0.276in" draw:control="control23"/></text:span></text:p>
            <text:p text:style-name="P5">Codice Fiscale <draw:control text:anchor-type="as-char" svg:y="-0.1957in" draw:z-index="23" draw:name="nome" draw:style-name="gr3" draw:text-style-name="P14" svg:width="5.6669in" svg:height="0.276in" draw:control="control24"/></text:p>
            <text:p text:style-name="P2">nato a <text:s/><draw:control text:anchor-type="as-char" svg:y="-0.1957in" draw:z-index="18" draw:name="luogo_nascita" draw:style-name="gr1" draw:text-style-name="P14" svg:width="4.9594in" svg:height="0.276in" draw:control="control19"/> il <draw:control text:anchor-type="as-char" svg:y="-0.1957in" draw:z-index="19" draw:name="data_nascita" draw:style-name="gr2" draw:text-style-name="P14" svg:width="1.0543in" svg:height="0.276in" draw:control="control20"/></text:p>
            <text:p text:style-name="P12">residente a <draw:control text:anchor-type="as-char" svg:y="-0.1957in" draw:z-index="36" draw:name="luogo_nascita" draw:style-name="gr1" draw:text-style-name="P14" svg:width="5.8906in" svg:height="0.276in" draw:control="control37"/></text:p>
          </table:table-cell>
        </table:table-row>
        <table:table-row>
          <table:table-cell table:style-name="Table1.A2" office:value-type="string">
            <text:p text:style-name="P2"><text:span text:style-name="T1"><draw:control text:anchor-type="as-char" svg:y="-0.1957in" draw:z-index="26" draw:name="nome" draw:style-name="gr4" draw:text-style-name="P14" svg:width="2.7067in" svg:height="0.276in" draw:control="control27"/></text:span><text:span text:style-name="T1"> di </text:span><text:span text:style-name="T1"><draw:control text:anchor-type="as-char" svg:y="-0.1957in" draw:z-index="27" draw:name="nome" draw:style-name="gr3" draw:text-style-name="P15" svg:width="3.724in" svg:height="0.276in" draw:control="control28"/></text:span></text:p>
            <text:p text:style-name="P2"><text:span text:style-name="T1">Nome e Cognome </text:span><text:span text:style-name="T1"><draw:control text:anchor-type="as-char" svg:y="-0.1957in" draw:z-index="28" draw:name="nome" draw:style-name="gr3" draw:text-style-name="P14" svg:width="5.4504in" svg:height="0.276in" draw:control="control29"/></text:span></text:p>
            <text:p text:style-name="P5">Codice Fiscale <draw:control text:anchor-type="as-char" svg:y="-0.1957in" draw:z-index="29" draw:name="nome" draw:style-name="gr3" draw:text-style-name="P14" svg:width="5.6669in" svg:height="0.276in" draw:control="control30"/></text:p>
            <text:p text:style-name="P2">nato a <text:s/><draw:control text:anchor-type="as-char" svg:y="-0.1957in" draw:z-index="24" draw:name="luogo_nascita" draw:style-name="gr1" draw:text-style-name="P14" svg:width="4.8976in" svg:height="0.276in" draw:control="control25"/> il <draw:control text:anchor-type="as-char" svg:y="-0.1957in" draw:z-index="25" draw:name="data_nascita" draw:style-name="gr2" draw:text-style-name="P14" svg:width="1.1161in" svg:height="0.276in" draw:control="control26"/></text:p>
            <text:p text:style-name="P12">residente a <draw:control text:anchor-type="as-char" svg:y="-0.1957in" draw:z-index="37" draw:name="luogo_nascita" draw:style-name="gr1" draw:text-style-name="P14" svg:width="5.8906in" svg:height="0.276in" draw:control="control38"/></text:p>
          </table:table-cell>
        </table:table-row>
        <table:table-row>
          <table:table-cell table:style-name="Table1.A2" office:value-type="string">
            <text:p text:style-name="P2"><draw:control text:anchor-type="paragraph" draw:z-index="30" draw:name="nome" draw:style-name="gr5" draw:text-style-name="P14" svg:width="2.7067in" svg:height="0.276in" svg:x="0in" svg:y="0in" draw:control="control31"/><text:span text:style-name="T1"> di </text:span><draw:control text:anchor-type="paragraph" draw:z-index="31" draw:name="nome" draw:style-name="gr6" draw:text-style-name="P15" svg:width="3.724in" svg:height="0.276in" svg:x="0in" svg:y="0in" draw:control="control32"/></text:p>
            <text:p text:style-name="P2"><text:span text:style-name="T1">Nome e Cognome </text:span><draw:control text:anchor-type="paragraph" draw:z-index="32" draw:name="nome" draw:style-name="gr6" draw:text-style-name="P14" svg:width="5.4504in" svg:height="0.276in" svg:x="0in" svg:y="0in" draw:control="control33"/></text:p>
            <text:p text:style-name="P2"><text:span text:style-name="T2">Codic</text:span></text:p>
          </table:table-cell>
        </table:table-row>
      </table:table>
      <text:p text:style-name="P1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style:page-number="auto" style:shadow="none"/>
      <style:text-properties style:font-name="Arial1" fo:font-family="Arial" style:font-style-name="Normale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e" style:font-family-generic="swiss" style:font-pitch="variable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252in" fo:margin-bottom="0.065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2:08:37.09</meta:creation-date>
    <dc:date>2017-02-09T16:18:56.205710761</dc:date>
    <meta:editing-duration>PT18H40M37S</meta:editing-duration>
    <meta:editing-cycles>75</meta:editing-cycles>
    <meta:generator>LibreOffice/4.3.3.2$Linux_X86_64 LibreOffice_project/430m0$Build-2</meta:generator>
    <meta:document-statistic meta:table-count="1" meta:image-count="0" meta:object-count="0" meta:page-count="1" meta:paragraph-count="30" meta:word-count="65" meta:character-count="356" meta:non-whitespace-character-count="278"/>
  </office:meta>
</office:document-meta>
</file>